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02505" style:font-weight-asian="normal" style:font-weight-complex="normal"/>
    </style:style>
    <style:style style:name="P2" style:family="paragraph" style:parent-style-name="Standard">
      <style:text-properties fo:font-weight="normal" officeooo:paragraph-rsid="001052b4" style:font-weight-asian="normal" style:font-weight-complex="normal"/>
    </style:style>
    <style:style style:name="P3" style:family="paragraph" style:parent-style-name="Standard">
      <style:text-properties fo:font-weight="normal" officeooo:paragraph-rsid="00112ddb" style:font-weight-asian="normal" style:font-weight-complex="normal"/>
    </style:style>
    <style:style style:name="P4" style:family="paragraph" style:parent-style-name="Standard">
      <style:text-properties officeooo:rsid="00102505" officeooo:paragraph-rsid="00102505"/>
    </style:style>
    <style:style style:name="P5" style:family="paragraph" style:parent-style-name="Standard">
      <style:text-properties fo:font-weight="bold" officeooo:rsid="00102505" officeooo:paragraph-rsid="00102505" style:font-weight-asian="bold" style:font-weight-complex="bold"/>
    </style:style>
    <style:style style:name="P6" style:family="paragraph" style:parent-style-name="Standard">
      <style:text-properties fo:font-weight="bold" officeooo:rsid="001052b4" officeooo:paragraph-rsid="001052b4" style:font-weight-asian="bold" style:font-weight-complex="bold"/>
    </style:style>
    <style:style style:name="P7" style:family="paragraph" style:parent-style-name="Standard">
      <style:text-properties fo:font-weight="bold" officeooo:rsid="00112ddb" officeooo:paragraph-rsid="00112ddb" style:font-weight-asian="bold" style:font-weight-complex="bold"/>
    </style:style>
    <style:style style:name="P8" style:family="paragraph" style:parent-style-name="Standard">
      <style:text-properties fo:font-weight="bold" officeooo:rsid="00112ddb" officeooo:paragraph-rsid="0012da33" style:font-weight-asian="bold" style:font-weight-complex="bold"/>
    </style:style>
    <style:style style:name="P9" style:family="paragraph" style:parent-style-name="Standard">
      <style:text-properties fo:font-weight="bold" officeooo:rsid="00112ddb" officeooo:paragraph-rsid="00133196" style:font-weight-asian="bold" style:font-weight-complex="bold"/>
    </style:style>
    <style:style style:name="P10" style:family="paragraph" style:parent-style-name="Standard">
      <style:text-properties fo:font-weight="normal" officeooo:rsid="00102505" officeooo:paragraph-rsid="00102505" style:font-weight-asian="normal" style:font-weight-complex="normal"/>
    </style:style>
    <style:style style:name="P11" style:family="paragraph" style:parent-style-name="Standard">
      <style:text-properties fo:font-weight="normal" officeooo:rsid="001052b4" officeooo:paragraph-rsid="001052b4" style:font-weight-asian="normal" style:font-weight-complex="normal"/>
    </style:style>
    <style:style style:name="P12" style:family="paragraph" style:parent-style-name="Standard">
      <style:text-properties fo:font-weight="normal" officeooo:rsid="00112ddb" officeooo:paragraph-rsid="00112ddb" style:font-weight-asian="normal" style:font-weight-complex="normal"/>
    </style:style>
    <style:style style:name="P13" style:family="paragraph" style:parent-style-name="Standard">
      <style:text-properties fo:font-weight="normal" officeooo:rsid="00112ddb" officeooo:paragraph-rsid="00133196" style:font-weight-asian="normal" style:font-weight-complex="normal"/>
    </style:style>
    <style:style style:name="T1" style:family="text">
      <style:text-properties officeooo:rsid="00102505"/>
    </style:style>
    <style:style style:name="T2" style:family="text">
      <style:text-properties officeooo:rsid="001052b4"/>
    </style:style>
    <style:style style:name="T3" style:family="text">
      <style:text-properties fo:font-weight="bold" officeooo:rsid="001052b4" style:font-weight-asian="bold" style:font-weight-complex="bold"/>
    </style:style>
    <style:style style:name="T4" style:family="text">
      <style:text-properties officeooo:rsid="00112ddb"/>
    </style:style>
    <style:style style:name="T5" style:family="text">
      <style:text-properties officeooo:rsid="0012da33"/>
    </style:style>
    <style:style style:name="T6" style:family="text">
      <style:text-properties officeooo:rsid="00133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s on the private cloud:</text:p>
      <text:p text:style-name="P4">1. Two clusters</text:p>
      <text:p text:style-name="P4">2. 64 Nodes cluster of product called c-micro</text:p>
      <text:p text:style-name="P4">3. One Account for all of us to login (but we can all login simultaneously but different sessions)</text:p>
      <text:p text:style-name="P4"/>
      <text:p text:style-name="P4"/>
      <text:p text:style-name="P5">Two types of services that cloud can provide us:</text:p>
      <text:p text:style-name="P10">Iaas: <text:s/>Infastructure as a service </text:p>
      <text:p text:style-name="P10">Paas: Platform as a service</text:p>
      <text:p text:style-name="P10">Saas: <text:s/>Software as a service</text:p>
      <text:p text:style-name="P10"/>
      <text:p text:style-name="P10"/>
      <text:p text:style-name="P10">Iaas is provided here.</text:p>
      <text:p text:style-name="P10"/>
      <text:p text:style-name="P10"/>
      <text:p text:style-name="P5">Ubuntu Image is already there! (good :)</text:p>
      <text:p text:style-name="P5"/>
      <text:p text:style-name="P5"/>
      <text:p text:style-name="P5">How to create a VM and how to get access to it:</text:p>
      <text:p text:style-name="P10">1. Each account has <text:s/>a quota <text:s/>(instances correspond to virtual machines)</text:p>
      <text:p text:style-name="P10">2. Profile : how many rams, cpus and memory and etc.</text:p>
      <text:p text:style-name="P10">3. <text:s/>Click on Instances</text:p>
      <text:p text:style-name="P10">4. Launch Instance</text:p>
      <text:p text:style-name="P10">5. Instance Source: <text:s/>(Image or Snapshot)\</text:p>
      <text:p text:style-name="P10">6. Image is …</text:p>
      <text:p text:style-name="P10">7. Snapshot is <text:s/>arunning copy of whatever a server has</text:p>
      <text:p text:style-name="P10">8. Ubuntu 12.04</text:p>
      <text:p text:style-name="P10">9. Instance Name</text:p>
      <text:p text:style-name="P10">10 . Flavor Details, VCPU, Root Disk</text:p>
      <text:p text:style-name="P10">11. Instance Count 1</text:p>
      <text:p text:style-name="P10">12. Access &amp; Security</text:p>
      <text:p text:style-name="P10">13. SSH keys:</text:p>
      <text:p text:style-name="P10">telet <text:s/>ipaddress, user id password</text:p>
      <text:p text:style-name="P1"><text:span text:style-name="T1">ssh protocol, ssh has a concept security keys and pairs. <text:s/>Public Keys and private keys. The </text:span><text:span text:style-name="T2">public</text:span><text:span text:style-name="T1"> key is always maintained in the system you logged in.</text:span></text:p>
      <text:p text:style-name="P10">14. Access &amp; Security , Key Pairs:</text:p>
      <text:p text:style-name="P10">cd .ssh</text:p>
      <text:p text:style-name="P11">import keypair</text:p>
      <text:p text:style-name="P11">you can also create a keypair</text:p>
      <text:p text:style-name="P11">save the key in the desktop</text:p>
      <text:p text:style-name="P11">open it with notepad</text:p>
      <text:p text:style-name="P11">by default id_rsa</text:p>
      <text:p text:style-name="P11">vi id_rsa</text:p>
      <text:p text:style-name="P11"/>
      <text:p text:style-name="P11">ssh runs in the background</text:p>
      <text:p text:style-name="P11"/>
      <text:p text:style-name="P11">go back to instances and launch instance</text:p>
      <text:p text:style-name="P11">boot from volume, install some operating system there and boot from volume</text:p>
      <text:p text:style-name="P11"/>
      <text:p text:style-name="P6">How to login to the instance that we created:</text:p>
      <text:p text:style-name="P6">in the log we can see the actual physical hardware</text:p>
      <text:p text:style-name="P11">console gives you console access to the machine</text:p>
      <text:p text:style-name="P11"><text:soft-page-break/>for ubuntu images the default userid is ubuntu</text:p>
      <text:p text:style-name="P11"/>
      <text:p text:style-name="P11">make sure the server is up: ping <text:s/>IPADDRESS</text:p>
      <text:p text:style-name="P2"><text:span text:style-name="T2">(</text:span><text:span text:style-name="T3">we know at least we have network connectivitiy)</text:span></text:p>
      <text:p text:style-name="P6"/>
      <text:p text:style-name="P2"><text:span text:style-name="T2">ssh </text:span><text:a xlink:type="simple" xlink:href="mailto:ubuntu@10.ipaddress"><text:span text:style-name="T2">ubuntu@10.ipaddress</text:span></text:a><text:span text:style-name="T2"> <text:s/></text:span><text:span text:style-name="T4">(log in to server)</text:span><text:span text:style-name="T2"> </text:span></text:p>
      <text:p text:style-name="P12">stores the known hosts in a local folder (knownhosts)</text:p>
      <text:p text:style-name="P12">it will tell you the signature has turned. It seems like something is wrong.</text:p>
      <text:p text:style-name="P12">By saying yes it will record the signature in the file</text:p>
      <text:p text:style-name="P12"/>
      <text:p text:style-name="P12">.ssh <text:s text:c="2"/>id_rsa <text:s text:c="2"/>known_hosts</text:p>
      <text:p text:style-name="P12"/>
      <text:p text:style-name="P12">whoami</text:p>
      <text:p text:style-name="P12"/>
      <text:p text:style-name="P12">user, group, everybody else <text:s/>(file permissions) </text:p>
      <text:p text:style-name="P12"/>
      <text:p text:style-name="P12">directory <text:s/>(first three for user) (group)(everyoneelse)</text:p>
      <text:p text:style-name="P12"><text:s text:c="17"/>(rwx) (rwx) (rwx) <text:s/></text:p>
      <text:p text:style-name="P12"/>
      <text:p text:style-name="P12"><text:tab/> <text:s text:c="4"/>(0110) <text:s/></text:p>
      <text:p text:style-name="P12">chmod 755 id_rsa <text:s/></text:p>
      <text:p text:style-name="P12"/>
      <text:p text:style-name="P12">rwr -xr -x </text:p>
      <text:p text:style-name="P12"/>
      <text:p text:style-name="P12">ls -l</text:p>
      <text:p text:style-name="P12"/>
      <text:p text:style-name="P12">chmod 600 id_rsa</text:p>
      <text:p text:style-name="P12">rw</text:p>
      <text:p text:style-name="P12"/>
      <text:p text:style-name="P12"/>
      <text:p text:style-name="P12">cat id_rsa &gt;&gt;&gt;&gt;&gt;&gt;private keys</text:p>
      <text:p text:style-name="P12"/>
      <text:p text:style-name="P12"/>
      <text:p text:style-name="P3"><text:span text:style-name="T4">ssh </text:span><text:a xlink:type="simple" xlink:href="mailto:ubuntu@10.242"><text:span text:style-name="T4">ubuntu@10.242</text:span></text:a><text:span text:style-name="T4">...</text:span></text:p>
      <text:p text:style-name="P12"/>
      <text:p text:style-name="P12"/>
      <text:p text:style-name="P12">sudo -s <text:s/>: <text:s text:c="2"/>takes you to the root</text:p>
      <text:p text:style-name="P12"/>
      <text:p text:style-name="P12">whoami</text:p>
      <text:p text:style-name="P12"/>
      <text:p text:style-name="P12">root</text:p>
      <text:p text:style-name="P12"/>
      <text:p text:style-name="P12"/>
      <text:p text:style-name="P12"/>
      <text:p text:style-name="P12">ls -l</text:p>
      <text:p text:style-name="P12"/>
      <text:p text:style-name="P12">df -h <text:s/>(disk space)</text:p>
      <text:p text:style-name="P12"/>
      <text:p text:style-name="P12"/>
      <text:p text:style-name="P7">Security groups : consist of rules that are for an account</text:p>
      <text:p text:style-name="P7">firewall configuration. What kind of traffic to allow or not to allow.</text:p>
      <text:p text:style-name="P7">Already has these rules</text:p>
      <text:p text:style-name="P7"><text:soft-page-break/>TCP <text:s text:c="2"/>From Port <text:s text:c="11"/>To Port <text:s text:c="14"/>Source <text:s/></text:p>
      <text:p text:style-name="P7">there is no port in ICMP</text:p>
      <text:p text:style-name="P7"/>
      <text:p text:style-name="P7"/>
      <text:p text:style-name="P7">TCP port 22</text:p>
      <text:p text:style-name="P7">The way TCP works. Uses port number to tie itself to port number. Specific applicatinos use speific ports. <text:s/>I'm actually sshing to port 22 on this ip address.</text:p>
      <text:p text:style-name="P7"/>
      <text:p text:style-name="P7">If you use ftp a different port number would be used.</text:p>
      <text:p text:style-name="P7"/>
      <text:p text:style-name="P7">If you use http your using port 80 by defaults</text:p>
      <text:p text:style-name="P7"/>
      <text:p text:style-name="P7">If you block port 80 , no body can connect to your webserver. </text:p>
      <text:p text:style-name="P7"><text:s/></text:p>
      <text:p text:style-name="P7"/>
      <text:p text:style-name="P7"/>
      <text:p text:style-name="P8"><text:span text:style-name="T5">ping google.com</text:span></text:p>
      <text:p text:style-name="P8"><text:span text:style-name="T5"/></text:p>
      <text:p text:style-name="P9"><text:span text:style-name="T6">apt-get download</text:span></text:p>
      <text:p text:style-name="P9"><text:span text:style-name="T6"/></text:p>
      <text:p text:style-name="P9"><text:span text:style-name="T6">a virtual ubuntu is installed on utsa accounts. (windows)</text:span></text:p>
      <text:p text:style-name="P13"><text:span text:style-name="T6">putty is what you can use on windows to login to virtual machines. <text:s/>(on our own laptop then a virtual machine will save )</text:span></text:p>
      <text:p text:style-name="P13"><text:span text:style-name="T6">Then from the virtual machine you can use ssh and private key to connect. </text:span></text:p>
      <text:p text:style-name="P9"><text:span text:style-name="T6"/></text:p>
      <text:p text:style-name="P9"><text:span text:style-name="T6"/></text:p>
      <text:p text:style-name="P9"><text:span text:style-name="T6">how do we ftp: </text:span></text:p>
      <text:p text:style-name="P9"><text:span text:style-name="T6">cd. ssh</text:span></text:p>
      <text:p text:style-name="P9"><text:span text:style-name="T6">ls\</text:span></text:p>
      <text:p text:style-name="P9"><text:span text:style-name="T6">ls -</text:span></text:p>
      <text:p text:style-name="P9"><text:span text:style-name="T6">id_rsa</text:span></text:p>
      <text:p text:style-name="P9"><text:span text:style-name="T6">known_hosts</text:span></text:p>
      <text:p text:style-name="P9"><text:span text:style-name="T6">cat id_rsa</text:span></text:p>
      <text:p text:style-name="P9"><text:span text:style-name="T6"/></text:p>
      <text:p text:style-name="P9"><text:span text:style-name="T6">create a file deubg_example </text:span></text:p>
      <text:p text:style-name="P9"><text:span text:style-name="T6"/></text:p>
      <text:p text:style-name="P9"><text:span text:style-name="T6"/></text:p>
      <text:p text:style-name="P13"><text:span text:style-name="T6">transfer it from here to a cloud virtual machine that I have. </text:span></text:p>
      <text:p text:style-name="P13"><text:span text:style-name="T6"/></text:p>
      <text:p text:style-name="P13"><text:span text:style-name="T6">We can use scp for ssh:</text:span></text:p>
      <text:p text:style-name="P13"><text:span text:style-name="T6"/></text:p>
      <text:p text:style-name="P13"><text:span text:style-name="T6">scp debug_example <text:s/></text:span><text:a xlink:type="simple" xlink:href="mailto:ubuntu@10.242.144.102"><text:span text:style-name="T6">ubuntu@10.242.144.102</text:span></text:a><text:span text:style-name="T6">: /home/ubuntu/. (a directory location)</text:span></text:p>
      <text:p text:style-name="P13"><text:span text:style-name="T6"/></text:p>
      <text:p text:style-name="P13"><text:span text:style-name="T6">the “.” means the same name. </text:span></text:p>
      <text:p text:style-name="P13"><text:span text:style-name="T6">Any other name we can also specify.</text:span></text:p>
      <text:p text:style-name="P13"><text:span text:style-name="T6"/></text:p>
      <text:p text:style-name="P13"><text:span text:style-name="T6">scp </text:span><text:a xlink:type="simple" xlink:href="mailto:ubuntu@10.242.144.102"><text:span text:style-name="T6">ubuntu@10.242.144.102</text:span></text:a><text:span text:style-name="T6">: /home/ubuntu/. <text:s/>debug_example </text:span></text:p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3:58:17</meta:creation-date>
    <meta:editing-duration>PT14M27S</meta:editing-duration>
    <meta:editing-cycles>3</meta:editing-cycles>
    <meta:generator>LibreOffice/4.0.2.2$Linux_X86_64 LibreOffice_project/400m0$Build-2</meta:generator>
    <meta:initial-creator>Hafez </meta:initial-creator>
    <dc:date>2013-11-21T14:13:05</dc:date>
    <dc:creator>Hafez </dc:creator>
    <meta:document-statistic meta:table-count="0" meta:image-count="0" meta:object-count="0" meta:page-count="3" meta:paragraph-count="95" meta:word-count="601" meta:character-count="3382" meta:non-whitespace-character-count="2780"/>
  </office:meta>
</office:document-meta>
</file>